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13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14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15" style:parent-style-name="Абзацсписка" style:family="paragraph">
      <style:paragraph-properties fo:text-align="justify" fo:margin-bottom="0in"/>
      <style:text-properties fo:hyphenate="true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T17" style:parent-style-name="Гиперссылка" style:family="text">
      <style:text-properties fo:font-size="14pt" style:font-size-asian="14pt" style:font-size-complex="14pt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P21" style:parent-style-name="Абзацсписка" style:family="paragraph">
      <style:paragraph-properties fo:text-align="justify" fo:margin-bottom="0in"/>
      <style:text-properties fo:hyphenate="true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T24" style:parent-style-name="Гиперссылка" style:family="text">
      <style:text-properties fo:font-size="14pt" style:font-size-asian="14pt" style:font-size-complex="14pt"/>
    </style:style>
    <style:style style:name="T25" style:parent-style-name="Гиперссылка" style:family="text">
      <style:text-properties fo:font-size="14pt" style:font-size-asian="14pt" style:font-size-complex="14pt"/>
    </style:style>
    <style:style style:name="T26" style:parent-style-name="Гиперссылка" style:family="text">
      <style:text-properties fo:font-size="14pt" style:font-size-asian="14pt" style:font-size-complex="14pt"/>
    </style:style>
    <style:style style:name="P27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28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/>
    </style:style>
    <style:style style:name="P29" style:parent-style-name="Обычный" style:family="paragraph">
      <style:paragraph-properties fo:text-align="justify" fo:margin-bottom="0in"/>
      <style:text-properties fo:font-size="14pt" style:font-size-asian="14pt" style:font-size-complex="14pt"/>
    </style:style>
    <style:style style:name="P30" style:parent-style-name="Обычный" style:family="paragraph">
      <style:paragraph-properties fo:text-align="justify" fo:margin-bottom="0in" fo:text-indent="0.2958in"/>
      <style:text-properties fo:hyphenate="true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1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2" style:parent-style-name="Абзацсписка" style:list-style-name="LFO1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43" style:parent-style-name="Абзацсписка" style:list-style-name="LFO1" style:family="paragraph">
      <style:paragraph-properties fo:text-align="justify" fo:margin-bottom="0in"/>
      <style:text-properties fo:hyphenate="true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/>
    </style:style>
    <style:style style:name="P48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49" style:parent-style-name="Обычный" style:family="paragraph">
      <style:paragraph-properties fo:text-align="justify" fo:margin-bottom="0in" fo:text-indent="0.2958in"/>
      <style:text-properties fo:hyphenate="true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P59" style:parent-style-name="Обычный" style:family="paragraph">
      <style:paragraph-properties fo:text-align="justify" fo:margin-bottom="0in" fo:text-indent="0.2958in"/>
      <style:text-properties fo:font-size="14pt" style:font-size-asian="14pt" style:font-size-complex="14pt" fo:hyphenate="true"/>
    </style:style>
    <style:style style:name="P60" style:parent-style-name="Обычный" style:family="paragraph">
      <style:paragraph-properties fo:text-align="justify" fo:margin-bottom="0in" fo:text-indent="0.2958in"/>
      <style:text-properties fo:hyphenate="true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T66" style:parent-style-name="Основнойшрифтабзаца" style:family="text">
      <style:text-properties fo:font-size="14pt" style:font-size-asian="14pt" style:font-size-complex="14pt"/>
    </style:style>
    <style:style style:name="T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0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71" style:parent-style-name="Обычный" style:family="paragraph">
      <style:paragraph-properties fo:text-align="justify" fo:margin-bottom="0in" fo:text-indent="0.2958in"/>
      <style:text-properties fo:hyphenate="true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Обычный" style:family="paragraph">
      <style:paragraph-properties fo:text-align="justify" fo:margin-bottom="0in" fo:text-indent="0.2958in"/>
      <style:text-properties fo:hyphenate="true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81" style:parent-style-name="Обычный" style:family="paragraph">
      <style:paragraph-properties fo:break-before="page" fo:text-align="justify"/>
      <style:text-properties fo:font-weight="bold" style:font-weight-asian="bold" fo:font-size="14pt" style:font-size-asian="14pt" style:font-size-complex="14pt" fo:hyphenate="true"/>
    </style:style>
    <style:style style:name="P82" style:parent-style-name="Обычный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83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84" style:parent-style-name="Обычный" style:family="paragraph">
      <style:paragraph-properties fo:text-align="justify" fo:margin-bottom="0in"/>
      <style:text-properties fo:hyphenate="true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text-transform="uppercase"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P9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93" style:parent-style-name="Обычный" style:family="paragraph">
      <style:paragraph-properties fo:text-align="justify" fo:margin-bottom="0in"/>
      <style:text-properties fo:hyphenate="true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P101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2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03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P107" style:parent-style-name="Обычный" style:family="paragraph">
      <style:paragraph-properties fo:text-align="justify" fo:margin-bottom="0in" fo:text-indent="0.4916in"/>
      <style:text-properties fo:hyphenate="true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P110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11" style:parent-style-name="Обычный" style:family="paragraph">
      <style:paragraph-properties fo:text-align="justify" fo:margin-bottom="0in" fo:text-indent="0.4916in"/>
      <style:text-properties fo:hyphenate="true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P123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4" style:parent-style-name="Обычный" style:family="paragraph">
      <style:paragraph-properties fo:text-align="justify" fo:margin-bottom="0in" fo:text-indent="0.4916in"/>
      <style:text-properties fo:font-size="14pt" style:font-size-asian="14pt" style:font-size-complex="14pt" fo:hyphenate="true"/>
    </style:style>
    <style:style style:name="P125" style:parent-style-name="Обычный" style:family="paragraph">
      <style:paragraph-properties fo:text-align="justify" fo:margin-bottom="0in" fo:text-indent="0.4916in"/>
      <style:text-properties fo:hyphenate="true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30" style:parent-style-name="Обычный" style:family="paragraph">
      <style:paragraph-properties fo:text-align="justify" fo:margin-bottom="0in"/>
      <style:text-properties fo:hyphenate="true"/>
    </style:style>
    <style:style style:name="T131" style:parent-style-name="Основнойшрифтабзаца" style:family="text">
      <style:text-properties fo:font-size="14pt" style:font-size-asian="14pt" style:font-size-complex="14pt"/>
    </style:style>
    <style:style style:name="P132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33" style:parent-style-name="Обычный" style:family="paragraph">
      <style:paragraph-properties fo:text-align="justify" fo:margin-bottom="0in" fo:text-indent="0.4923in"/>
      <style:text-properties fo:hyphenate="true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fo:font-size="14pt" style:font-size-asian="14pt" style:font-size-complex="14pt"/>
    </style:style>
    <style:style style:name="T1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fo:font-size="14pt" style:font-size-asian="14pt" style:font-size-complex="14pt"/>
    </style:style>
    <style:style style:name="P14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T1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44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5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46" style:parent-style-name="Обычный" style:family="paragraph">
      <style:paragraph-properties fo:text-align="justify" fo:margin-bottom="0in" fo:text-indent="0.4923in"/>
      <style:text-properties fo:hyphenate="true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5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57" style:parent-style-name="Обычный" style:family="paragraph">
      <style:paragraph-properties fo:text-align="justify" fo:margin-bottom="0in" fo:text-indent="0.4923in"/>
      <style:text-properties fo:font-size="14pt" style:font-size-asian="14pt" style:font-size-complex="14pt" fo:hyphenate="true"/>
    </style:style>
    <style:style style:name="P158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59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60" style:parent-style-name="Обычный" style:family="paragraph">
      <style:paragraph-properties fo:text-align="justify" fo:margin-bottom="0in" fo:text-indent="0.4923in"/>
      <style:text-properties fo:hyphenate="true"/>
    </style:style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Обычный" style:family="paragraph">
      <style:paragraph-properties fo:text-align="justify" fo:margin-bottom="0in" fo:text-indent="0.4923in"/>
      <style:text-properties fo:hyphenate="true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T1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T1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74" style:parent-style-name="Обычный" style:family="paragraph">
      <style:paragraph-properties fo:text-align="justify" fo:margin-bottom="0in" fo:text-indent="0.4923in"/>
      <style:text-properties fo:hyphenate="true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T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P181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4" style:parent-style-name="Обычный" style:family="paragraph">
      <style:paragraph-properties fo:text-align="justify" fo:margin-bottom="0in" fo:text-indent="0.4923in"/>
      <style:text-properties fo:hyphenate="true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T1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187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88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89" style:parent-style-name="Обычный" style:family="paragraph">
      <style:paragraph-properties fo:text-align="justify" fo:margin-bottom="0in"/>
      <style:text-properties fo:hyphenate="true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T191" style:parent-style-name="Основнойшрифтабзаца" style:family="text">
      <style:text-properties fo:font-size="14pt" style:font-size-asian="14pt" style:font-size-complex="14pt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4" style:parent-style-name="Обычный" style:family="paragraph">
      <style:paragraph-properties fo:text-align="justify" fo:margin-bottom="0in"/>
      <style:text-properties fo:font-size="14pt" style:font-size-asian="14pt" style:font-size-complex="14pt" fo:hyphenate="true"/>
    </style:style>
    <style:style style:name="P195" style:parent-style-name="Обычный" style:family="paragraph">
      <style:paragraph-properties fo:text-align="justify" fo:margin-bottom="0in"/>
      <style:text-properties fo:hyphenate="true"/>
    </style:style>
    <style:style style:name="T196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13"/>
      <text:p text:style-name="P14">стр</text:p>
      <text:p text:style-name="P15"><text:a xlink:href="#ОБЩЕЕОПИСАНИЕ" office:target-frame-name="_top" xlink:show="replace"><text:span text:style-name="T16">1.</text:span><text:bookmark-start text:name="_Ref452547068"/><text:span text:style-name="T17">Общее оп</text:span><text:bookmark-start text:name="_Hlt452546134"/><text:bookmark-start text:name="_Hlt452546135"/><text:span text:style-name="T18">и</text:span><text:bookmark-end text:name="_Hlt452546134"/><text:bookmark-end text:name="_Hlt452546135"/><text:span text:style-name="T19">сание ………………………………………………………………………………………..</text:span><text:bookmark-end text:name="_Ref452547068"/><text:span text:style-name="T20">2</text:span></text:a></text:p>
      <text:p text:style-name="P21"><text:a xlink:href="#ТРЕБОВАНИЯ" office:target-frame-name="_top" xlink:show="replace"><text:span text:style-name="T22">2.</text:span><text:bookmark-start text:name="_Ref452547043"/><text:span text:style-name="T23">Треб</text:span><text:bookmark-start text:name="_Hlt452711252"/><text:bookmark-start text:name="_Hlt452711253"/><text:span text:style-name="T24">о</text:span><text:bookmark-end text:name="_Hlt452711252"/><text:bookmark-end text:name="_Hlt452711253"/><text:span text:style-name="T25">вания ………………………………………………………………………………………………..</text:span><text:bookmark-end text:name="_Ref452547043"/><text:span text:style-name="T26">3</text:span></text:a></text:p>
      <text:p text:style-name="P27"/>
      <text:p text:style-name="P28">1.ОБ<text:bookmark-start text:name="ОБЩЕЕОПИСАНИЕ"/><text:bookmark-end text:name="ОБЩЕЕОПИСАНИЕ"/>ЩЕЕ ОПИСАНИЕ</text:p>
      <text:p text:style-name="P29"/>
      <text:p text:style-name="P30"><text:span text:style-name="T31">Продукт будет представлять собой законченную программу в идеале кро</text:span><text:span text:style-name="T32">с</text:span><text:span text:style-name="T33">сплатформенную. Разработка проводится, под платформу<text:s/></text:span><text:span text:style-name="T34">WinX</text:span><text:span text:style-name="T35">86 с последу</text:span><text:span text:style-name="T36">ю</text:span><text:span text:style-name="T37">щим переходим на<text:s/></text:span><text:span text:style-name="T38">Linux</text:span><text:span text:style-name="T39">.</text:span></text:p>
      <text:p text:style-name="P40">Реализация включает в себя:</text:p>
      <text:list text:style-name="LFO1" text:continue-numbering="true">
        <text:list-item>
          <text:p text:style-name="P41">Клиентскую часть</text:p>
        </text:list-item>
        <text:list-item>
          <text:p text:style-name="P42">Серверную часть</text:p>
        </text:list-item>
        <text:list-item>
          <text:p text:style-name="P43"><text:span text:style-name="T44">Вспомогательны</text:span><text:span text:style-name="T45">е инструменты, разработанные для игрового прилож</text:span><text:span text:style-name="T46">е</text:span><text:span text:style-name="T47">ния, состав и назначение которых будет описано позднее.</text:span></text:p>
        </text:list-item>
      </text:list>
      <text:p text:style-name="P48">Клиентская часть:</text:p>
      <text:p text:style-name="P49"><text:span text:style-name="T50">Представляет собой обычное графическое 3</text:span><text:span text:style-name="T51">D</text:span><text:span text:style-name="T52"><text:s/>приложение, взаимодейств</text:span><text:span text:style-name="T53">у</text:span><text:span text:style-name="T54">ющее с пользователем через<text:s/></text:span><text:span text:style-name="T55">I</text:span><text:span text:style-name="T56">/</text:span><text:span text:style-name="T57">O</text:span><text:span text:style-name="T58"><text:s/>устройства, а так же с сервером.</text:span></text:p>
      <text:p text:style-name="P59">Серверная часть:</text:p>
      <text:p text:style-name="P60"><text:span text:style-name="T61">Представляет собой программу реализующую обмен информации между клиентами, хранящая БД запросов/ответов от клиентов и ведущую журналы уч</text:span><text:span text:style-name="T62">ё</text:span><text:span text:style-name="T63">та пользовательской активности, так же предоставляющую защищённый-шифрованный канал обмена данными и нек</text:span><text:span text:style-name="T64">оторую защиту от действий польз</text:span><text:span text:style-name="T65">о</text:span><text:span text:style-name="T66">вателя на клиентской стороне (</text:span><text:span text:style-name="T67">GG</text:span><text:span text:style-name="T68">).</text:span></text:p>
      <text:p text:style-name="P69">Так же сервер синхронизирует действия всех клиентов между собой.</text:p>
      <text:p text:style-name="P70">Вспомогательные инструменты:</text:p>
      <text:p text:style-name="P71"><text:span text:style-name="T72">Такие инструменты буду</text:span><text:span text:style-name="T73">т</text:span><text:span text:style-name="T74"><text:s/>добавляться и описываться по мере надобности в процессе разработки.</text:span></text:p>
      <text:p text:style-name="P75"><text:span text:style-name="T76">Стор</text:span><text:span text:style-name="T77">онние инструменты необходимые для проектирования описаны в док</text:span><text:span text:style-name="T78">у</text:span><text:span text:style-name="T79">ментации в файле structure.</text:span><text:span text:style-name="T80">odt</text:span></text:p>
      <text:p text:style-name="P81"/>
      <text:p text:style-name="P82"><text:bookmark-start text:name="ТРЕБОВАНИЯ"/><text:bookmark-end text:name="ТРЕБОВАНИЯ"/>2.ТРЕБОВАНИЯ</text:p>
      <text:p text:style-name="P83"/>
      <text:p text:style-name="P84"><text:span text:style-name="T85">Реализовать графический движок с поддержкой</text:span><text:span text:style-name="T86"><text:s/></text:span><text:span text:style-name="T87">режимов 2</text:span><text:span text:style-name="T88">D</text:span><text:span text:style-name="T89"><text:s/>и 3</text:span><text:span text:style-name="T90">D</text:span><text:span text:style-name="T91">, который должен быть «заточен» под игры типа РПГ.</text:span></text:p>
      <text:p text:style-name="P92">Реализовать клиентскую и серверную части.</text:p>
      <text:p text:style-name="P93"><text:span text:style-name="T94">Клиентская часть под платформу<text:s/></text:span><text:span text:style-name="T95">winx</text:span><text:span text:style-name="T96">86, сервер под<text:s/></text:span><text:span text:style-name="T97">winx</text:span><text:span text:style-name="T98">86/</text:span><text:span text:style-name="T99">linux</text:span><text:span text:style-name="T100">.</text:span></text:p>
      <text:p text:style-name="P101"/>
      <text:p text:style-name="P102">Требования к клиенту:</text:p>
      <text:p text:style-name="P103"><text:span text:style-name="T104">- потребляемый объём оперативной памяти, не менее 1,5 GiB</text:span><text:span text:style-name="T105">1</text:span><text:span text:style-name="T106">.</text:span></text:p>
      <text:p text:style-name="P107"><text:span text:style-name="T108">- загрузкой центрального процессора можно принебречь из условия того, что будет запущен один<text:s/></text:span><text:span text:style-name="T109">единственный экземпляр приложения.</text:span></text:p>
      <text:p text:style-name="P110">- объём видеопамяти так же будет рассчитываться исходя из потребностей</text:p>
      <text:p text:style-name="P111"><text:span text:style-name="T112">-<text:s/></text:span><text:span text:style-name="T113">FPS</text:span><text:span text:style-name="T114"><text:s/>не ниже 40 на<text:s/></text:span><text:span text:style-name="T115">GF</text:span><text:span text:style-name="T116"><text:s/>250</text:span><text:span text:style-name="T117">GTS</text:span><text:span text:style-name="T118"><text:s/>1</text:span><text:span text:style-name="T119">Gb</text:span><text:span text:style-name="T120"><text:s/>ОЗУ</text:span><text:span text:style-name="T121">2</text:span><text:span text:style-name="T122">.</text:span></text:p>
      <text:p text:style-name="P123">- минимум операций чтения/записи на жёсткий диск в реалтайме.</text:p>
      <text:p text:style-name="P124">- все файлы должны быть зашифрованы, в т.ч.<text:s/>конфиги для минимального вмешательства в файлы/структуру клиента.</text:p>
      <text:p text:style-name="P125"><text:span text:style-name="T126">- использовать свой формат хранения файлов, предварительно обработав их алгоритмом<text:s/></text:span><text:span text:style-name="T127">RLE</text:span><text:span text:style-name="T128">.</text:span></text:p>
      <text:p text:style-name="P129"/>
      <text:p text:style-name="P130"><text:span text:style-name="T131">Требования в серверу:</text:span></text:p>
      <text:p text:style-name="P132">- должен быть асинхронным, многопоточным (пул потоков создавать при инициализации)</text:p>
      <text:p text:style-name="P133"><text:span text:style-name="T134">- должен быть кроссплатформенным под платформы<text:s/></text:span><text:span text:style-name="T135">win</text:span><text:span text:style-name="T136">/</text:span><text:span text:style-name="T137">linux</text:span><text:span text:style-name="T138"><text:s/></text:span><text:span text:style-name="T139">x</text:span><text:span text:style-name="T140">86</text:span></text:p>
      <text:p text:style-name="P141"><text:span text:style-name="T142">- использовать БД<text:s/></text:span><text:span text:style-name="T143">mysql</text:span></text:p>
      <text:p text:style-name="P144">- собственный файловый менеджер</text:p>
      <text:p text:style-name="P145">- иметь журнал логирования/аутентификации пользователей</text:p>
      <text:p text:style-name="P146"><text:span text:style-name="T147">- использовать скриптовый язык<text:s/></text:span><text:span text:style-name="T148">lua</text:span><text:span text:style-name="T149">/</text:span><text:span text:style-name="T150">python</text:span></text:p>
      <text:p text:style-name="P151"><text:span text:style-name="T152">- использовать принцип «</text:span><text:span text:style-name="T153">datapack</text:span><text:span text:style-name="T154">» - о</text:span><text:span text:style-name="T155">тслеживание коллизий</text:span><text:span text:style-name="T156">3</text:span></text:p>
      <text:p text:style-name="P157">- количество потоков пропорционально количеству ядер</text:p>
      <text:p text:style-name="P158"/>
      <text:p text:style-name="P159">Общие требования:</text:p>
      <text:p text:style-name="P160"><text:span text:style-name="T161">- среда разработки<text:s/></text:span><text:span text:style-name="T162">Visual</text:span><text:span text:style-name="T163"><text:s/></text:span><text:span text:style-name="T164">Studio</text:span><text:span text:style-name="T165"><text:s/>2015 выбрана для того, что бы «обвешать» всю разработку юнит тестами (соответственно из-под .</text:span><text:span text:style-name="T166">Net</text:span><text:span text:style-name="T167">)</text:span></text:p>
      <text:p text:style-name="P168"><text:span text:style-name="T169">- для доступа к БД из<text:s/></text:span><text:span text:style-name="T170">C</text:span><text:span text:style-name="T171">++ испол</text:span><text:span text:style-name="T172">ьзовать библиотеку<text:s/></text:span><text:span text:style-name="T173">mysqlconnector</text:span></text:p>
      <text:p text:style-name="P174"><text:span text:style-name="T175">- для хранения данных (конфиги)<text:s/></text:span><text:span text:style-name="T176">LUA</text:span><text:span text:style-name="T177">, для квестов/</text:span><text:span text:style-name="T178">AI</text:span><text:span text:style-name="T179"><text:s/>– python</text:span><text:span text:style-name="T180">4</text:span></text:p>
      <text:p text:style-name="P181"><text:span text:style-name="T182">- система контроля версий использовать<text:s/></text:span><text:span text:style-name="T183">git</text:span></text:p>
      <text:soft-page-break/>
      <text:p text:style-name="P184"><text:span text:style-name="T185">- для сборки из под консоли использовать<text:s/></text:span><text:span text:style-name="T186">make</text:span></text:p>
      <text:p text:style-name="P187">Тестирование:</text:p>
      <text:p text:style-name="P188"><text:tab/>- любая задача должна быть обвешана модульными(UNIT)<text:s/>тестами</text:p>
      <text:p text:style-name="P189"><text:span text:style-name="T190"><text:tab/>- затем когда все модульные тесты будут успешными, перейти к интегр</text:span><text:span text:style-name="T191">а</text:span><text:span text:style-name="T192">ционному тестированию (использовать python)</text:span></text:p>
      <text:p text:style-name="P193"><text:tab/>- когда проект подойдёт к своему логическому завершению, перейти на системное тестирование</text:p>
      <text:p text:style-name="P194"/>
      <text:p text:style-name="P195"><text:span text:style-name="T196">Система багтрекинга пока не выбрана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)" style:num-format="1">
        <style:list-level-properties text:space-before="0.2958in" text:min-label-width="0.25in"/>
      </text:list-level-style-number>
      <text:list-level-style-number text:level="2" style:num-suffix="." style:num-format="a" style:num-letter-sync="true">
        <style:list-level-properties text:space-before="0.7958in" text:min-label-width="0.25in"/>
      </text:list-level-style-number>
      <text:list-level-style-number text:level="3" style:num-suffix="." style:num-format="i">
        <style:list-level-properties fo:text-align="end" text:space-before="1.4201in" text:min-label-width="0.125in"/>
      </text:list-level-style-number>
      <text:list-level-style-number text:level="4" style:num-suffix="." style:num-format="1">
        <style:list-level-properties text:space-before="1.7958in" text:min-label-width="0.25in"/>
      </text:list-level-style-number>
      <text:list-level-style-number text:level="5" style:num-suffix="." style:num-format="a" style:num-letter-sync="true">
        <style:list-level-properties text:space-before="2.2958in" text:min-label-width="0.25in"/>
      </text:list-level-style-number>
      <text:list-level-style-number text:level="6" style:num-suffix="." style:num-format="i">
        <style:list-level-properties fo:text-align="end" text:space-before="2.9201in" text:min-label-width="0.125in"/>
      </text:list-level-style-number>
      <text:list-level-style-number text:level="7" style:num-suffix="." style:num-format="1">
        <style:list-level-properties text:space-before="3.2958in" text:min-label-width="0.25in"/>
      </text:list-level-style-number>
      <text:list-level-style-number text:level="8" style:num-suffix="." style:num-format="a" style:num-letter-sync="true">
        <style:list-level-properties text:space-before="3.7958in" text:min-label-width="0.25in"/>
      </text:list-level-style-number>
      <text:list-level-style-number text:level="9" style:num-suffix="." style:num-format="i">
        <style:list-level-properties fo:text-align="end" text:space-before="4.4201in" text:min-label-width="0.125in"/>
      </text:list-level-style-number>
    </text:list-style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T2" style:parent-style-name="Основнойшрифтабзаца" style:family="text">
      <style:text-properties fo:font-size="8pt" style:font-size-asian="8pt" style:font-size-complex="8pt"/>
    </style:style>
    <style:style style:name="T3" style:parent-style-name="Основнойшрифтабзаца" style:family="text">
      <style:text-properties fo:font-size="8pt" style:font-size-asian="8pt" style:font-size-complex="8pt"/>
    </style:style>
    <style:style style:name="T4" style:parent-style-name="Основнойшрифтабзаца" style:family="text">
      <style:text-properties fo:font-size="8pt" style:font-size-asian="8pt" style:font-size-complex="8pt"/>
    </style:style>
    <style:style style:name="T5" style:parent-style-name="Основнойшрифтабзаца" style:family="text">
      <style:text-properties fo:font-size="8pt" style:font-size-asian="8pt" style:font-size-complex="8pt" fo:language="en" fo:country="US"/>
    </style:style>
    <style:style style:name="T6" style:parent-style-name="Основнойшрифтабзаца" style:family="text">
      <style:text-properties fo:font-size="8pt" style:font-size-asian="8pt" style:font-size-complex="8pt"/>
    </style:style>
    <style:style style:name="T7" style:parent-style-name="Основнойшрифтабзаца" style:family="text">
      <style:text-properties fo:font-size="8pt" style:font-size-asian="8pt" style:font-size-complex="8pt"/>
    </style:style>
    <style:style style:name="P8" style:parent-style-name="Нижнийколонтитул" style:family="paragraph">
      <style:text-properties fo:font-size="8pt" style:font-size-asian="8pt" style:font-size-complex="8pt"/>
    </style:style>
    <style:style style:name="P9" style:parent-style-name="Нижнийколонтитул" style:family="paragraph">
      <style:paragraph-properties fo:text-align="center"/>
    </style:style>
    <style:style style:name="P10" style:parent-style-name="Нижнийколонтитул" style:family="paragraph">
      <style:paragraph-properties fo:text-align="center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Нижнийколонтитул"><text:span text:style-name="T2">1 Объём памяти взят ориентировочно и будет точ</text:span><text:span text:style-name="T3">нее рассчитан в процессе разработки загрузчика моделей</text:span></text:p>
        <text:p text:style-name="Нижнийколонтитул"><text:span text:style-name="T4">2<text:s/></text:span><text:span text:style-name="T5">GPU</text:span><text:span text:style-name="T6"><text:s/>на котором будет выполняться разработка</text:span></text:p>
        <text:p text:style-name="Нижнийколонтитул"><text:span text:style-name="T7">3 Пока под вопросом нужно ли это</text:span></text:p>
        <text:p text:style-name="P8">4 Два скриптовых языка необходимы лишь для самообучения не более</text:p>
        <text:p text:style-name="P9"/>
        <text:p text:style-name="P10">Страница<text:s/><text:span text:style-name="T11"><text:page-number text:fixed="false">2</text:page-number></text:span><text:s/>из<text:s/><text:span text:style-name="T12"><text:page-count>4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6-03T08:01:00Z</dc:date>
    <meta:template xlink:href="Normal.dotm" xlink:type="simple"/>
    <meta:editing-cycles>5</meta:editing-cycles>
    <meta:editing-duration>PT27300S</meta:editing-duration>
    <meta:document-statistic meta:page-count="4" meta:paragraph-count="6" meta:word-count="482" meta:character-count="3228" meta:row-count="22" meta:non-whitespace-character-count="2752"/>
  </office:meta>
</office:document-meta>
</file>